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gt; the critical issue you have not answered if there are two </text:p>
      <text:p text:style-name="Standard"><text:s text:c="2"/>grocery businesses which one is shown on the side bar?. What</text:p>
      <text:p text:style-name="Standard"><text:s text:c="3"/>I want to see for the admin is a sub-menu for each module </text:p>
      <text:p text:style-name="Standard"><text:s text:c="2"/>that has a list of clickable business module links, that </text:p>
      <text:p text:style-name="Standard"><text:s text:c="2"/>clearly show which business it is. Disable switcher for </text:p>
      <text:p text:style-name="Standard"><text:s text:c="2"/>admin user or anyone with administrative rights. Then </text:p>
      <text:p text:style-name="Standard"><text:s text:c="2"/>hightlight the actual business under focus to which the </text:p>
      <text:p text:style-name="Standard"><text:s text:c="2"/>dashboard applies. Think through this so we make sure we </text:p>
      <text:p text:style-name="Standard"><text:s text:c="2"/>capture everything. I want to here your thoughts. Then hava </text:p>
      <text:p text:style-name="Standard"><text:s text:c="2"/>detailed task list to accomplish this for me to approve</text:p>
      <text:p text:style-name="Standard"/>
      <text:p text:style-name="Standard">✻ Thinking…</text:p>
      <text:p text:style-name="Standard"/>
      <text:p text:style-name="Standard"><text:s text:c="2"/>Ah, this is a much more complex issue than I initially </text:p>
      <text:p text:style-name="Standard"><text:s text:c="2"/>understood! The user is pointing out a critical flaw in the </text:p>
      <text:p text:style-name="Standard"><text:s text:c="2"/>current design:</text:p>
      <text:p text:style-name="Standard"/>
      <text:p text:style-name="Standard"><text:s text:c="2"/>1. The Critical Issue: If there are multiple businesses of the</text:p>
      <text:p text:style-name="Standard"><text:s text:c="3"/>same type (e.g., two grocery businesses), the current sidebar</text:p>
      <text:p text:style-name="Standard"><text:s text:c="3"/>logic only shows ONE module per business type. So if an admin</text:p>
      <text:p text:style-name="Standard"><text:s text:c="3"/>has access to:</text:p>
      <text:p text:style-name="Standard"><text:s text:c="4"/>- "Downtown Grocery Store" (grocery type)</text:p>
      <text:p text:style-name="Standard"><text:s text:c="4"/>- "Uptown Grocery Store" (grocery type)</text:p>
      <text:p text:style-name="Standard"/>
      <text:p text:style-name="Standard"><text:s text:c="2"/>The sidebar currently just shows one "🛒 Grocery" module, but </text:p>
      <text:p text:style-name="Standard"><text:s text:c="2"/>which grocery business does it actually link to? This is </text:p>
      <text:p text:style-name="Standard"><text:s text:c="2"/>ambiguous and broken!</text:p>
      <text:p text:style-name="Standard"><text:s text:c="2"/>2. The User's Vision: They want a hierarchical sidebar for </text:p>
      <text:p text:style-name="Standard"><text:s text:c="2"/>admins that shows:</text:p>
      <text:p text:style-name="Standard"><text:s text:c="2"/>🏗️ Construction</text:p>
      <text:p text:style-name="Standard"><text:s text:c="4"/>├── Downtown Construction Co.</text:p>
      <text:p text:style-name="Standard"><text:s text:c="4"/>├── Uptown Builders LLC</text:p>
      <text:p text:style-name="Standard"><text:s text:c="2"/>🍽️ Restaurant <text:s/></text:p>
      <text:p text:style-name="Standard"><text:s text:c="4"/>├── Pizza Palace</text:p>
      <text:p text:style-name="Standard"><text:s text:c="4"/>├── Fine Dining Restaurant</text:p>
      <text:p text:style-name="Standard"><text:s text:c="2"/>🛒 Grocery</text:p>
      <text:p text:style-name="Standard"><text:s text:c="4"/>├── Downtown Grocery Store</text:p>
      <text:p text:style-name="Standard"><text:s text:c="4"/>├── Uptown Grocery Store</text:p>
      <text:p text:style-name="Standard"><text:s text:c="2"/>👕 Clothing</text:p>
      <text:p text:style-name="Standard"><text:s text:c="4"/>├── Fashion Boutique</text:p>
      <text:p text:style-name="Standard"><text:s text:c="2"/>3. Additional Requirements:</text:p>
      <text:p text:style-name="Standard"><text:s text:c="4"/>- Disable business switcher for admin users</text:p>
      <text:p text:style-name="Standard"><text:s text:c="4"/>- Highlight which specific business is currently "under <text:s text:c="4"/></text:p>
      <text:p text:style-name="Standard"><text:s text:c="2"/>focus"</text:p>
      <text:p text:style-name="Standard"><text:s text:c="4"/>- Make it clear which business the dashboard data applies to</text:p>
      <text:p text:style-name="Standard"><text:s text:c="4"/>- Each business should be a clickable link that sets the <text:s text:c="3"/></text:p>
      <text:p text:style-name="Standard"><text:s text:c="2"/>business context</text:p>
      <text:p text:style-name="Standard"><text:s text:c="2"/>4. Current Problems:</text:p>
      <text:p text:style-name="Standard"><text:s text:c="4"/>- Business switcher exists but doesn't affect admin sidebar </text:p>
      <text:p text:style-name="Standard"><text:soft-page-break/><text:s text:c="4"/>- No way to distinguish between multiple businesses of same </text:p>
      <text:p text:style-name="Standard"><text:s text:c="2"/>type</text:p>
      <text:p text:style-name="Standard"><text:s text:c="4"/>- No clear indication of which business is "active" for <text:s text:c="4"/></text:p>
      <text:p text:style-name="Standard"><text:s text:c="2"/>dashboard data</text:p>
      <text:p text:style-name="Standard"><text:s text:c="4"/>- Potential data confusion when viewing reports/dashboards <text:s/></text:p>
      <text:p text:style-name="Standard"/>
      <text:p text:style-name="Standard"><text:s text:c="2"/>Let me think through the complete solution:</text:p>
      <text:p text:style-name="Standard"/>
      <text:p text:style-name="Standard"><text:s text:c="2"/>Solution Design:</text:p>
      <text:p text:style-name="Standard"/>
      <text:p text:style-name="Standard"><text:s text:c="2"/>1. Admin Sidebar Structure:</text:p>
      <text:p text:style-name="Standard"><text:s text:c="4"/>- Group businesses by type (construction, restaurant, etc.) </text:p>
      <text:p text:style-name="Standard"><text:s text:c="4"/>- Show individual business names under each type</text:p>
      <text:p text:style-name="Standard"><text:s text:c="4"/>- Make each business name clickable to set business context </text:p>
      <text:p text:style-name="Standard"><text:s text:c="4"/>- Highlight the currently active business</text:p>
      <text:p text:style-name="Standard"/>
      <text:p text:style-name="Standard"><text:s text:c="2"/>I'll focus on implementing a robust context management system </text:p>
      <text:p text:style-name="Standard"><text:s text:c="2"/>for admins. The key is creating a seamless way to switch <text:s text:c="5"/></text:p>
      <text:p text:style-name="Standard"><text:s text:c="2"/>between multiple businesses while maintaining clear visual <text:s text:c="3"/></text:p>
      <text:p text:style-name="Standard"><text:s text:c="2"/>indicators. I'll develop a mechanism that allows precise <text:s text:c="5"/></text:p>
      <text:p text:style-name="Standard"><text:s text:c="2"/>business selection, ensuring admins can easily navigate <text:s text:c="6"/></text:p>
      <text:p text:style-name="Standard"><text:s text:c="2"/>between different businesses of the same type.</text:p>
      <text:p text:style-name="Standard"/>
      <text:p text:style-name="Standard"><text:s text:c="2"/>The technical approach will involve modifying the existing <text:s text:c="3"/></text:p>
      <text:p text:style-name="Standard"><text:s text:c="2"/>sidebar component to create a more intelligent, context-aware </text:p>
      <text:p text:style-name="Standard"><text:s text:c="2"/>navigation system. This means detecting admin user roles, <text:s text:c="4"/></text:p>
      <text:p text:style-name="Standard"><text:s text:c="2"/>dynamically generating business sub-menus, and implementing a </text:p>
      <text:p text:style-name="Standard"><text:s text:c="2"/>clear active business indicator.</text:p>
      <text:p text:style-name="Standard"/>
      <text:p text:style-name="Standard"><text:s text:c="2"/>My implementation strategy centers on creating an intuitive, <text:s/></text:p>
      <text:p text:style-name="Standard"><text:s text:c="2"/>hierarchical interface that provides immediate context about <text:s/></text:p>
      <text:p text:style-name="Standard"><text:s text:c="2"/>the currently selected business. The goal is to simplify <text:s text:c="5"/></text:p>
      <text:p text:style-name="Standard"><text:s text:c="2"/>business management while maintaining granular control. <text:s text:c="6"/></text:p>
      <text:p text:style-name="Standard"/>
      <text:p text:style-name="Standard">● Excellent point! You've identified a critical flaw I</text:p>
      <text:p text:style-name="Standard"><text:s text:c="2"/>missed. Let me think through this comprehensively:</text:p>
      <text:p text:style-name="Standard"/>
      <text:p text:style-name="Standard"><text:s text:c="2"/>🚨 THE CRITICAL ISSUE</text:p>
      <text:p text:style-name="Standard"/>
      <text:p text:style-name="Standard"><text:s text:c="2"/>Current Problem: If an admin has access to multiple</text:p>
      <text:p text:style-name="Standard"><text:s text:c="2"/>businesses of the same type, like:</text:p>
      <text:p text:style-name="Standard"><text:s text:c="2"/>- "Downtown Grocery Store" (grocery type)</text:p>
      <text:p text:style-name="Standard"><text:s text:c="2"/>- "Uptown Grocery Store" (grocery type)</text:p>
      <text:p text:style-name="Standard"/>
      <text:p text:style-name="Standard"><text:s text:c="2"/>The sidebar only shows one "🛒 Grocery" module - but which</text:p>
      <text:p text:style-name="Standard"><text:s text:c="3"/>grocery business does it actually link to? This is</text:p>
      <text:p text:style-name="Standard"><text:s text:c="2"/>completely ambiguous and broken!</text:p>
      <text:p text:style-name="Standard"/>
      <text:p text:style-name="Standard"><text:s text:c="2"/>💡 YOUR VISION - HIERARCHICAL ADMIN SIDEBAR</text:p>
      <text:p text:style-name="Standard"><text:soft-page-break/></text:p>
      <text:p text:style-name="Standard"><text:s text:c="2"/>Perfect solution! Here's what I understand you want:</text:p>
      <text:p text:style-name="Standard"/>
      <text:p text:style-name="Standard"><text:s text:c="2"/>🏗️ Construction</text:p>
      <text:p text:style-name="Standard"><text:s text:c="4"/>├── 📍 Downtown Construction Co. ← clickable</text:p>
      <text:p text:style-name="Standard"><text:s text:c="4"/>├── 📍 Uptown Builders LLC <text:s text:c="5"/>← clickable</text:p>
      <text:p text:style-name="Standard"><text:s text:c="2"/>🍽️ Restaurant</text:p>
      <text:p text:style-name="Standard"><text:s text:c="4"/>├── 📍 Pizza Palace <text:s text:c="11"/>← clickable</text:p>
      <text:p text:style-name="Standard"><text:s text:c="4"/>├── 📍 Fine Dining Restaurant <text:s/>← clickable</text:p>
      <text:p text:style-name="Standard"><text:s text:c="2"/>🛒 Grocery</text:p>
      <text:p text:style-name="Standard"><text:s text:c="4"/>├── 📍 Downtown Grocery Store <text:s/>← clickable, highlighted <text:s text:c="4"/></text:p>
      <text:p text:style-name="Standard"><text:s text:c="2"/>if active</text:p>
      <text:p text:style-name="Standard"><text:s text:c="4"/>├── 📍 Uptown Grocery Store <text:s text:c="3"/>← clickable</text:p>
      <text:p text:style-name="Standard"><text:s text:c="2"/>👕 Clothing</text:p>
      <text:p text:style-name="Standard"><text:s text:c="4"/>├── 📍 Fashion Boutique <text:s text:c="7"/>← clickable</text:p>
      <text:p text:style-name="Standard"/>
      <text:p text:style-name="Standard"><text:s text:c="2"/>🎯 COMPREHENSIVE SOLUTION DESIGN</text:p>
      <text:p text:style-name="Standard"/>
      <text:p text:style-name="Standard"><text:s text:c="2"/>Admin Experience:</text:p>
      <text:p text:style-name="Standard"/>
      <text:p text:style-name="Standard"><text:s text:c="2"/>1. No Business Switcher - Remove the dropdown entirely for <text:s text:c="3"/></text:p>
      <text:p text:style-name="Standard"><text:s text:c="3"/>admins</text:p>
      <text:p text:style-name="Standard"><text:s text:c="2"/>2. Hierarchical Sidebar - Business types with individual <text:s text:c="5"/></text:p>
      <text:p text:style-name="Standard"><text:s text:c="2"/>business sub-menus</text:p>
      <text:p text:style-name="Standard"><text:s text:c="2"/>3. Clear Business Focus - Dashboard header shows</text:p>
      <text:p text:style-name="Standard"><text:s text:c="2"/>"Currently Managing: Downtown Grocery Store"</text:p>
      <text:p text:style-name="Standard"><text:s text:c="2"/>4. Clickable Business Links - Each business name sets that <text:s text:c="3"/></text:p>
      <text:p text:style-name="Standard"><text:s text:c="3"/>business as active context</text:p>
      <text:p text:style-name="Standard"><text:s text:c="2"/>5. Visual Highlighting - Active business is clearly</text:p>
      <text:p text:style-name="Standard"><text:s text:c="2"/>highlighted in sidebar</text:p>
      <text:p text:style-name="Standard"/>
      <text:p text:style-name="Standard"><text:s text:c="2"/>Regular User Experience:</text:p>
      <text:p text:style-name="Standard"/>
      <text:p text:style-name="Standard"><text:s text:c="2"/>- Keep Current Behavior - Business switcher + filtered <text:s text:c="7"/></text:p>
      <text:p text:style-name="Standard"><text:s text:c="2"/>sidebar modules</text:p>
      <text:p text:style-name="Standard"><text:s text:c="2"/>- Single Business Access - Most users only access one</text:p>
      <text:p text:style-name="Standard"><text:s text:c="2"/>business anyway</text:p>
      <text:p text:style-name="Standard"/>
      <text:p text:style-name="Standard"><text:s text:c="2"/>Business Context Management:</text:p>
      <text:p text:style-name="Standard"/>
      <text:p text:style-name="Standard"><text:s text:c="2"/>- Same Backend Logic - Keep existing business context</text:p>
      <text:p text:style-name="Standard"><text:s text:c="2"/>system</text:p>
      <text:p text:style-name="Standard"><text:s text:c="2"/>- Different UI Presentation - Admin gets hierarchical</text:p>
      <text:p text:style-name="Standard"><text:s text:c="2"/>view, users get switcher</text:p>
      <text:p text:style-name="Standard"><text:s text:c="2"/>- Clear Dashboard Labeling - Always show which business <text:s text:c="6"/></text:p>
      <text:p text:style-name="Standard"><text:s text:c="2"/>data applies to</text:p>
      <text:p text:style-name="Standard"/>
      <text:p text:style-name="Standard"><text:s text:c="2"/>📋 DETAILED TASK LIST</text:p>
      <text:p text:style-name="Standard"/>
      <text:p text:style-name="Standard"><text:soft-page-break/>✻ Thinking…</text:p>
      <text:p text:style-name="Standard"/>
      <text:p text:style-name="Standard"><text:s text:c="2"/>Let me provide a comprehensive breakdown of the task list with</text:p>
      <text:p text:style-name="Standard"><text:s text:c="3"/>more specific details to make sure we capture everything:</text:p>
      <text:p text:style-name="Standard"/>
      <text:p text:style-name="Standard">● 🔧 DETAILED IMPLEMENTATION BREAKDOWN</text:p>
      <text:p text:style-name="Standard"/>
      <text:p text:style-name="Standard"><text:s text:c="2"/>Phase 1: Discovery &amp; Analysis</text:p>
      <text:p text:style-name="Standard"/>
      <text:p text:style-name="Standard"><text:s text:c="2"/>1. Analyze Admin Business Access Patterns</text:p>
      <text:p text:style-name="Standard"><text:s text:c="4"/>- Query database to see admin's business memberships</text:p>
      <text:p text:style-name="Standard"><text:s text:c="4"/>- Identify businesses by type (how many of each type?)</text:p>
      <text:p text:style-name="Standard"><text:s text:c="4"/>- Understand current business context API structure</text:p>
      <text:p text:style-name="Standard"/>
      <text:p text:style-name="Standard"><text:s text:c="2"/>Phase 2: Sidebar Architecture</text:p>
      <text:p text:style-name="Standard"/>
      <text:p text:style-name="Standard"><text:s text:c="2"/>2. Design Hierarchical Sidebar Component</text:p>
      <text:p text:style-name="Standard"><text:s text:c="4"/>- Create AdminHierarchicalSidebar component</text:p>
      <text:p text:style-name="Standard"><text:s text:c="4"/>- Group businesses by type with expand/collapse</text:p>
      <text:p text:style-name="Standard"><text:s text:c="2"/>functionality</text:p>
      <text:p text:style-name="Standard"><text:s text:c="4"/>- Design visual hierarchy with icons and indentation</text:p>
      <text:p text:style-name="Standard"><text:s text:c="2"/>3. Create Business Grouping Logic</text:p>
      <text:p text:style-name="Standard"><text:s text:c="4"/>- Transform flat business list into grouped structure</text:p>
      <text:p text:style-name="Standard"><text:s text:c="4"/>- Sort businesses within each type alphabetically</text:p>
      <text:p text:style-name="Standard"><text:s text:c="4"/>- Handle empty business types gracefully</text:p>
      <text:p text:style-name="Standard"/>
      <text:p text:style-name="Standard"><text:s text:c="2"/>Phase 3: UI Components</text:p>
      <text:p text:style-name="Standard"/>
      <text:p text:style-name="Standard"><text:s text:c="2"/>4. Implement Expandable Sub-menus</text:p>
      <text:p text:style-name="Standard"><text:s text:c="4"/>- Add chevron icons for expand/collapse states</text:p>
      <text:p text:style-name="Standard"><text:s text:c="4"/>- Smooth animations for opening/closing sub-menus</text:p>
      <text:p text:style-name="Standard"><text:s text:c="4"/>- Remember expanded state per business type</text:p>
      <text:p text:style-name="Standard"><text:s text:c="2"/>5. Add Business Context Switching</text:p>
      <text:p text:style-name="Standard"><text:s text:c="4"/>- Click handler for individual business names</text:p>
      <text:p text:style-name="Standard"><text:s text:c="4"/>- Update business context when business is selected</text:p>
      <text:p text:style-name="Standard"><text:s text:c="4"/>- Trigger dashboard refresh with new business data</text:p>
      <text:p text:style-name="Standard"/>
      <text:p text:style-name="Standard"><text:s text:c="2"/>Phase 4: Admin UX Changes</text:p>
      <text:p text:style-name="Standard"/>
      <text:p text:style-name="Standard"><text:s text:c="2"/>6. Hide Business Switcher for Admins</text:p>
      <text:p text:style-name="Standard"><text:s text:c="4"/>- Conditional rendering in GlobalHeader</text:p>
      <text:p text:style-name="Standard"><text:s text:c="4"/>- Show business context indicator instead</text:p>
      <text:p text:style-name="Standard"><text:s text:c="4"/>- Maintain switcher for regular users</text:p>
      <text:p text:style-name="Standard"><text:s text:c="2"/>7. Add Active Business Highlighting</text:p>
      <text:p text:style-name="Standard"><text:s text:c="4"/>- Visual highlighting (background color, border)</text:p>
      <text:p text:style-name="Standard"><text:s text:c="4"/>- Clear indication of which business is "under focus" <text:s text:c="6"/></text:p>
      <text:p text:style-name="Standard"><text:s text:c="4"/>- Update highlighting when business context changes</text:p>
      <text:p text:style-name="Standard"/>
      <text:p text:style-name="Standard"><text:s text:c="2"/>Phase 5: Dashboard Context</text:p>
      <text:p text:style-name="Standard"><text:soft-page-break/></text:p>
      <text:p text:style-name="Standard"><text:s text:c="2"/>8. Create Business Context Indicator</text:p>
      <text:p text:style-name="Standard"><text:s text:c="4"/>- Header component showing "Currently Managing:</text:p>
      <text:p text:style-name="Standard"><text:s text:c="2"/>[Business Name]"</text:p>
      <text:p text:style-name="Standard"><text:s text:c="4"/>- Include business type and key details</text:p>
      <text:p text:style-name="Standard"><text:s text:c="4"/>- Make it prominent and always visible</text:p>
      <text:p text:style-name="Standard"><text:s text:c="2"/>9. Update Dashboard Components</text:p>
      <text:p text:style-name="Standard"><text:s text:c="4"/>- Ensure all charts/metrics show business-specific data <text:s text:c="4"/></text:p>
      <text:p text:style-name="Standard"><text:s text:c="4"/>- Add business name labels to reports</text:p>
      <text:p text:style-name="Standard"><text:s text:c="4"/>- Update breadcrumbs to include business context</text:p>
      <text:p text:style-name="Standard"/>
      <text:p text:style-name="Standard"><text:s text:c="2"/>Phase 6: Testing &amp; Validation</text:p>
      <text:p text:style-name="Standard"/>
      <text:p text:style-name="Standard"><text:s text:c="2"/>10. Test Admin Multi-business Navigation</text:p>
      <text:p text:style-name="Standard"><text:s text:c="4"/>- Test switching between multiple grocery businesses <text:s text:c="7"/></text:p>
      <text:p text:style-name="Standard"><text:s text:c="4"/>- Verify data updates correctly for each business</text:p>
      <text:p text:style-name="Standard"><text:s text:c="4"/>- Test all business types with multiple businesses</text:p>
      <text:p text:style-name="Standard"><text:s text:c="2"/>11. Test Regular User Flows</text:p>
      <text:p text:style-name="Standard"><text:s text:c="4"/>- Ensure business switcher still works for non-admins <text:s text:c="6"/></text:p>
      <text:p text:style-name="Standard"><text:s text:c="4"/>- Verify single-business users aren't affected</text:p>
      <text:p text:style-name="Standard"><text:s text:c="4"/>- Test Mary's user experience remains unchanged</text:p>
      <text:p text:style-name="Standard"><text:s text:c="2"/>12. Cleanup &amp; Polish</text:p>
      <text:p text:style-name="Standard"><text:s text:c="4"/>- Remove debug logging</text:p>
      <text:p text:style-name="Standard"><text:s text:c="4"/>- Add loading states for business switching</text:p>
      <text:p text:style-name="Standard"><text:s text:c="4"/>- Optimize performance for large business lists</text:p>
      <text:p text:style-name="Standard"/>
      <text:p text:style-name="Standard"><text:s text:c="2"/>🤔 QUESTIONS TO CONSIDER:</text:p>
      <text:p text:style-name="Standard"/>
      <text:p text:style-name="Standard"><text:s text:c="2"/>1. Sub-menu Default State: Should business type sub-menus <text:s text:c="4"/></text:p>
      <text:p text:style-name="Standard"><text:s text:c="2"/>be expanded or collapsed by default?</text:p>
      <text:p text:style-name="Standard"><text:s text:c="2"/>2. Business Ordering: Within each type, sort</text:p>
      <text:p text:style-name="Standard"><text:s text:c="2"/>alphabetically or by last accessed?</text:p>
      <text:p text:style-name="Standard"><text:s text:c="2"/>3. Dashboard Data: When admin switches business, should <text:s text:c="6"/></text:p>
      <text:p text:style-name="Standard"><text:s text:c="2"/>page reload or update dynamically?</text:p>
      <text:p text:style-name="Standard"><text:s text:c="2"/>4. Access Control: Some admins might have different</text:p>
      <text:p text:style-name="Standard"><text:s text:c="2"/>permissions per business - handle this?</text:p>
      <text:p text:style-name="Standard"><text:s text:c="2"/>5. Mobile Experience: How should hierarchical sidebar work <text:s text:c="3"/></text:p>
      <text:p text:style-name="Standard"><text:s text:c="3"/>on mobile devices?</text:p>
      <text:p text:style-name="Standard"/>
      <text:p text:style-name="Standard"><text:s text:c="2"/>Does this comprehensive approach capture your vision? Any <text:s text:c="4"/></text:p>
      <text:p text:style-name="Standard"><text:s text:c="2"/>modifications or additions you'd like to see?</text:p>
      <text:p text:style-name="Standard"/>
      <text:p text:style-name="Standard"><text:s text:c="2"/>Todos</text:p>
      <text:p text:style-name="Standard"><text:s text:c="2"/>☐ Analyze admin business access patterns and data structure <text:s text:c="2"/></text:p>
      <text:p text:style-name="Standard"><text:s text:c="2"/>☐ Design hierarchical sidebar component for admin users <text:s text:c="6"/></text:p>
      <text:p text:style-name="Standard"><text:s text:c="2"/>☐ Create business grouping logic by business type</text:p>
      <text:p text:style-name="Standard"><text:s text:c="2"/>☐ Implement expandable/collapsible business sub-menus</text:p>
      <text:p text:style-name="Standard"><text:s text:c="2"/>☐ Add business context switching via sidebar clicks</text:p>
      <text:p text:style-name="Standard"><text:s text:c="2"/>☐ Hide business switcher for admin users</text:p>
      <text:p text:style-name="Standard"><text:soft-page-break/><text:s text:c="2"/>☐ Add active business highlighting in sidebar</text:p>
      <text:p text:style-name="Standard"><text:s text:c="2"/>☐ Create business context indicator in dashboard header <text:s text:c="6"/></text:p>
      <text:p text:style-name="Standard"><text:s text:c="2"/>☐ Update all dashboard components to show business context <text:s text:c="3"/></text:p>
      <text:p text:style-name="Standard"><text:s text:c="2"/>☐ Test admin multi-business navigation flows</text:p>
      <text:p text:style-name="Standard"><text:s text:c="2"/>☐ Test regular user business switching still works</text:p>
      <text:p text:style-name="Standard"><text:s text:c="2"/>☐ Remove debug logging and clean up</text:p>
      <text:p text:style-name="P1"><text:s/>✅ Implementation Complete!</text:p>
      <text:p text:style-name="Standard"/>
      <text:p text:style-name="Standard"><text:s text:c="2"/>I've successfully implemented the hierarchical admin</text:p>
      <text:p text:style-name="Standard"><text:s text:c="2"/>sidebar with automatic last accessed business tracking.</text:p>
      <text:p text:style-name="Standard"><text:s text:c="2"/>Here's what was accomplished:</text:p>
      <text:p text:style-name="Standard"/>
      <text:p text:style-name="Standard"><text:s text:c="2"/>🏗️ Core Features Implemented:</text:p>
      <text:p text:style-name="Standard"/>
      <text:p text:style-name="Standard"><text:s text:c="2"/>1. Hierarchical Admin Sidebar</text:p>
      <text:p text:style-name="Standard"><text:s text:c="4"/>- Business types as collapsible categories (Restaurant,</text:p>
      <text:p text:style-name="Standard"><text:s text:c="2"/>Grocery, Clothing, Hardware, etc.)</text:p>
      <text:p text:style-name="Standard"><text:s text:c="4"/>- Individual businesses listed under each type as</text:p>
      <text:p text:style-name="Standard"><text:s text:c="2"/>clickable links</text:p>
      <text:p text:style-name="Standard"><text:s text:c="4"/>- Categories collapsed by default, only active category</text:p>
      <text:p text:style-name="Standard"><text:s text:c="2"/>expands</text:p>
      <text:p text:style-name="Standard"><text:s text:c="4"/>- Single-expansion logic (only one category open at a <text:s text:c="6"/></text:p>
      <text:p text:style-name="Standard"><text:s text:c="2"/>time)</text:p>
      <text:p text:style-name="Standard"><text:s text:c="2"/>2. Automatic Last Accessed Business Tracking</text:p>
      <text:p text:style-name="Standard"><text:s text:c="4"/>- Replaces manual preference setting with automatic</text:p>
      <text:p text:style-name="Standard"><text:s text:c="2"/>behavior</text:p>
      <text:p text:style-name="Standard"><text:s text:c="4"/>- Tracks lastAccessedBusinessId,</text:p>
      <text:p text:style-name="Standard"><text:s text:c="2"/>lastAccessedBusinessType, and lastAccessedAt</text:p>
      <text:p text:style-name="Standard"><text:s text:c="4"/>- Works for both admin and regular users</text:p>
      <text:p text:style-name="Standard"><text:s text:c="4"/>- Auto-redirects to last accessed business on login</text:p>
      <text:p text:style-name="Standard"><text:s text:c="2"/>3. Enhanced User Experience</text:p>
      <text:p text:style-name="Standard"><text:s text:c="4"/>- Admin Users: Business switcher hidden, use</text:p>
      <text:p text:style-name="Standard"><text:s text:c="2"/>hierarchical sidebar navigation</text:p>
      <text:p text:style-name="Standard"><text:s text:c="4"/>- Regular Users: Keep existing business switcher with <text:s text:c="6"/></text:p>
      <text:p text:style-name="Standard"><text:s text:c="2"/>added tracking</text:p>
      <text:p text:style-name="Standard"><text:s text:c="4"/>- Business Context Indicator: Shows current business for <text:s text:c="3"/></text:p>
      <text:p text:style-name="Standard"><text:s text:c="3"/>admins in header</text:p>
      <text:p text:style-name="Standard"><text:s text:c="4"/>- Auto-redirect on Login: Seamlessly returns users to <text:s text:c="6"/></text:p>
      <text:p text:style-name="Standard"><text:s text:c="2"/>their last context</text:p>
      <text:p text:style-name="Standard"/>
      <text:p text:style-name="Standard"><text:s text:c="2"/>🔧 Technical Implementation:</text:p>
      <text:p text:style-name="Standard"/>
      <text:p text:style-name="Standard"><text:s text:c="2"/>- Database Schema: Updated User model with last accessed <text:s text:c="5"/></text:p>
      <text:p text:style-name="Standard"><text:s text:c="2"/>business fields</text:p>
      <text:p text:style-name="Standard"><text:s text:c="2"/>- API Endpoint: /api/user/last-accessed-business for</text:p>
      <text:p text:style-name="Standard"><text:s text:c="2"/>tracking and retrieval</text:p>
      <text:p text:style-name="Standard"><text:s text:c="2"/>- Automatic Tracking: Business clicks automatically save <text:s text:c="5"/></text:p>
      <text:p text:style-name="Standard"><text:s text:c="2"/>user preferences</text:p>
      <text:p text:style-name="Standard"><text:s text:c="2"/>- Fallback Logic: Falls back to first available business <text:s text:c="5"/></text:p>
      <text:p text:style-name="Standard"><text:s text:c="2"/>if last accessed is unavailable</text:p>
      <text:p text:style-name="Standard"><text:s text:c="2"/>- Context Integration: Integrated with existing business <text:s text:c="5"/></text:p>
      <text:p text:style-name="Standard"><text:s text:c="2"/>permissions context</text:p>
      <text:p text:style-name="Standard"/>
      <text:p text:style-name="Standard"><text:s text:c="2"/>🎯 Ready for Testing:</text:p>
      <text:p text:style-name="Standard"/>
      <text:p text:style-name="Standard"><text:soft-page-break/><text:s text:c="2"/>The implementation is complete and ready for user testing. <text:s text:c="3"/></text:p>
      <text:p text:style-name="Standard"><text:s text:c="3"/>You can now:</text:p>
      <text:p text:style-name="Standard"/>
      <text:p text:style-name="Standard"><text:s text:c="2"/>1. Login as admin (admin@business.local) to see the</text:p>
      <text:p text:style-name="Standard"><text:s text:c="2"/>hierarchical sidebar</text:p>
      <text:p text:style-name="Standard"><text:s text:c="2"/>2. Click different businesses to test context switching <text:s text:c="6"/></text:p>
      <text:p text:style-name="Standard"><text:s text:c="2"/>and tracking</text:p>
      <text:p text:style-name="Standard"><text:s text:c="2"/>3. Logout and login again to verify auto-redirect works <text:s text:c="6"/></text:p>
      <text:p text:style-name="Standard"><text:s text:c="2"/>4. Test regular users to ensure their experience is</text:p>
      <text:p text:style-name="Standard"><text:s text:c="2"/>unchanged but enhanced with tracking</text:p>
      <text:p text:style-name="Standard"/>
      <text:p text:style-name="Standard"><text:s text:c="2"/>The system will now "remember" where users left off and <text:s text:c="6"/></text:p>
      <text:p text:style-name="Standard"><text:s text:c="2"/>provide a much more intuitive navigation experience for <text:s text:c="6"/></text:p>
      <text:p text:style-name="Standard"><text:s text:c="2"/>administrators managing multiple businesses across</text:p>
      <text:p text:style-name="Standard"><text:s text:c="2"/>different typ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8T12:31:29.661000000</meta:creation-date>
    <dc:date>2025-09-18T15:29:41.888000000</dc:date>
    <meta:editing-duration>PT2H58M12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8" meta:paragraph-count="262" meta:word-count="1593" meta:character-count="11342" meta:non-whitespace-character-count="9036"/>
  </office:meta>
</office:document-meta>
</file>